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fill-color="#ffffff" draw:auto-grow-width="true" fo:min-height="0.935cm" fo:min-width="17.951cm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1.27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svg:stroke-color="#800000" draw:textarea-horizontal-align="center" draw:textarea-vertical-align="middle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9" style:family="graphic" style:parent-style-name="standard">
      <style:graphic-properties draw:stroke="dash" draw:stroke-dash="Ultrafine_20_Dashed" draw:marker-start="Arrow" draw:marker-end="Arrow" draw:textarea-horizontal-align="center" draw:textarea-vertical-align="middle"/>
    </style:style>
    <style:style style:name="gr20" style:family="graphic" style:parent-style-name="standard">
      <style:graphic-properties draw:stroke="dash" draw:stroke-dash="Ultrafine_20_Dashed" draw:marker-start="" draw:marker-end="" draw:textarea-horizontal-align="center" draw:textarea-vertical-align="middle"/>
    </style:style>
    <style:style style:name="gr21" style:family="graphic" style:parent-style-name="standard">
      <style:graphic-properties svg:stroke-color="#0000ff" draw:marker-start="" draw:marker-end="Arrow" draw:textarea-horizontal-align="center" draw:textarea-vertical-align="middle"/>
    </style:style>
    <style:style style:name="gr2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svg:stroke-width="0.254cm" draw:marker-start-width="0.581cm" draw:marker-end="Arrow" draw:marker-end-width="0.681cm" draw:textarea-horizontal-align="center" draw:textarea-vertical-align="middle" fo:padding-top="0.252cm" fo:padding-bottom="0.252cm" fo:padding-left="0.377cm" fo:padding-right="0.377cm"/>
    </style:style>
    <style:style style:name="gr24" style:family="graphic" style:parent-style-name="objectwithoutfill">
      <style:graphic-properties svg:stroke-width="0.051cm" svg:stroke-color="#008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6" style:family="graphic" style:parent-style-name="objectwithoutfill">
      <style:graphic-properties svg:stroke-color="#800000" draw:fill="none" draw:textarea-horizontal-align="center" draw:textarea-vertical-align="middle"/>
    </style:style>
    <style:style style:name="gr27" style:family="graphic" style:parent-style-name="objectwithoutfill">
      <style:graphic-properties svg:stroke-color="#800000" draw:marker-end="Arrow" draw:marker-end-width="0.3cm" draw:fill="none" draw:textarea-horizontal-align="center" draw:textarea-vertical-align="middle"/>
    </style:style>
    <style:style style:name="gr28" style:family="graphic" style:parent-style-name="objectwithoutfill">
      <style:graphic-properties svg:stroke-width="0.051cm" svg:stroke-color="#800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800000" draw:marker-start="Arrowheads_20_1" draw:marker-start-width="0.276cm" draw:marker-end="Arrowheads_20_1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ole-draw-aspect="1" style:protect="size"/>
    </style:style>
    <style:style style:name="gr31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svg:stroke-color="#996633" draw:marker-end="Arrow" draw:marker-end-width="0.3cm" draw:fill="none" draw:textarea-horizontal-align="center" draw:textarea-vertical-align="middle"/>
    </style:style>
    <style:style style:name="gr33" style:family="graphic" style:parent-style-name="objectwithoutfill">
      <style:graphic-properties draw:marker-start="Arrowheads_20_2" draw:marker-end="Arrowheads_20_2" draw:marker-end-width="0.3cm" draw:fill="none" draw:textarea-horizontal-align="center" draw:textarea-vertical-align="middle"/>
    </style:style>
    <style:style style:name="gr34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35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text-properties fo:color="#800000"/>
    </style:style>
    <style:style style:name="P10" style:family="paragraph">
      <style:text-properties fo:color="#0000ff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fo:color="#800000" fo:font-size="14pt" style:font-size-asian="14pt" style:font-size-complex="14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color="#008000" fo:font-size="14pt" style:font-size-asian="14pt" style:font-size-complex="14pt"/>
    </style:style>
    <style:style style:name="P15" style:family="paragraph">
      <style:text-properties fo:color="#996633"/>
    </style:style>
    <style:style style:name="P16" style:family="paragraph">
      <style:text-properties fo:color="#996633" fo:font-size="14pt" style:font-size-asian="14pt" style:font-size-complex="14pt"/>
    </style:style>
    <style:style style:name="T1" style:family="text">
      <style:text-properties fo:color="#ff000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800000"/>
    </style:style>
    <style:style style:name="T7" style:family="text">
      <style:text-properties fo:color="#0000ff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800000" fo:font-size="14pt" style:font-size-asian="14pt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8000" fo:font-size="14pt" style:font-size-asian="14pt" style:font-size-complex="14pt"/>
    </style:style>
    <style:style style:name="T12" style:family="text">
      <style:text-properties fo:color="#996633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8.255cm" svg:x="2.27cm" svg:y="7.98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1.636cm" svg:height="3.806cm" svg:x="2.064cm" svg:y="1.335cm">
          <draw:text-box>
            <text:p>Illustrations concerning windPyFoam.py</text:p>
            <text:p/>
            <text:p>1. Gui</text:p>
            <text:p>2. blockMesh orientation</text:p>
            <text:p>3. SHM layers and ground refinement</text:p>
          </draw:text-box>
        </draw:frame>
        <draw:line draw:style-name="gr3" draw:text-style-name="P1" draw:layer="layout" svg:x1="1cm" svg:y1="5.38cm" svg:x2="20cm" svg:y2="5.38cm">
          <text:p/>
        </draw:line>
        <draw:frame draw:style-name="gr4" draw:text-style-name="P2" draw:layer="layout" svg:width="18.451cm" svg:height="1.185cm" svg:x="1.329cm" svg:y="27.515cm">
          <draw:text-box>
            <text:p text:style-name="P2"><text:span text:style-name="T1"><text:page-number>&lt;number&gt;</text:page-number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windPyFoam</text:span></text:p>
          </draw:text-box>
        </draw:frame>
        <draw:frame draw:style-name="gr5" draw:text-style-name="P3" draw:layer="layout" svg:width="3.175cm" svg:height="0.885cm" svg:x="2.27cm" svg:y="7.985cm">
          <draw:text-box>
            <text:p text:style-name="P3"><text:span text:style-name="T2">windPyFoam</text:span></text:p>
          </draw:text-box>
        </draw:frame>
        <draw:frame draw:style-name="gr5" draw:text-style-name="P4" draw:layer="layout" svg:width="2.005cm" svg:height="0.885cm" svg:x="8.32cm" svg:y="8.085cm">
          <draw:text-box>
            <text:p text:style-name="P4"><text:span text:style-name="T3">about</text:span></text:p>
          </draw:text-box>
        </draw:frame>
        <draw:custom-shape draw:style-name="gr6" draw:text-style-name="P1" draw:layer="layout" svg:width="6.35cm" svg:height="1.27cm" svg:x="2.905cm" svg:y="8.89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905cm" svg:height="0.725cm" svg:x="5.145cm" svg:y="9.165cm">
          <draw:text-box>
            <text:p text:style-name="P3"><text:span text:style-name="T2">Input</text:span></text:p>
          </draw:text-box>
        </draw:frame>
        <draw:frame draw:style-name="gr8" draw:layer="layout" svg:width="3.81cm" svg:height="1.52cm" svg:x="2.27cm" svg:y="25.765cm">
          <draw:text-box>
            <text:p>Gui legend:</text:p>
          </draw:text-box>
        </draw:frame>
        <draw:custom-shape draw:style-name="gr9" draw:text-style-name="P5" draw:layer="layout" svg:width="3.81cm" svg:height="0.635cm" svg:x="6.985cm" svg:y="26cm">
          <text:p text:style-name="P5"><text:span text:style-name="T4">tab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8.255cm" svg:x="11.16cm" svg:y="7.98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175cm" svg:height="0.885cm" svg:x="11.16cm" svg:y="7.985cm">
          <draw:text-box>
            <text:p text:style-name="P3"><text:span text:style-name="T2">windPyFoam</text:span></text:p>
          </draw:text-box>
        </draw:frame>
        <draw:frame draw:style-name="gr5" draw:text-style-name="P4" draw:layer="layout" svg:width="2.005cm" svg:height="0.885cm" svg:x="17.21cm" svg:y="8.085cm">
          <draw:text-box>
            <text:p text:style-name="P4"><text:span text:style-name="T3">about</text:span></text:p>
          </draw:text-box>
        </draw:frame>
        <draw:custom-shape draw:style-name="gr6" draw:text-style-name="P1" draw:layer="layout" svg:width="6.35cm" svg:height="1.27cm" svg:x="11.795cm" svg:y="8.89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24cm" svg:height="0.725cm" svg:x="13.065cm" svg:y="9.165cm">
          <draw:text-box>
            <text:p text:style-name="P3"><text:span text:style-name="T2">windPyFoamDict</text:span></text:p>
          </draw:text-box>
        </draw:frame>
        <draw:custom-shape draw:style-name="gr1" draw:text-style-name="P1" draw:layer="layout" svg:width="7.62cm" svg:height="8.255cm" svg:x="11.16cm" svg:y="16.87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175cm" svg:height="0.885cm" svg:x="11.16cm" svg:y="16.875cm">
          <draw:text-box>
            <text:p text:style-name="P3"><text:span text:style-name="T2">windPyFoam</text:span></text:p>
          </draw:text-box>
        </draw:frame>
        <draw:frame draw:style-name="gr5" draw:text-style-name="P4" draw:layer="layout" svg:width="2.005cm" svg:height="0.885cm" svg:x="17.21cm" svg:y="16.975cm">
          <draw:text-box>
            <text:p text:style-name="P4"><text:span text:style-name="T3">about</text:span></text:p>
          </draw:text-box>
        </draw:frame>
        <draw:custom-shape draw:style-name="gr6" draw:text-style-name="P1" draw:layer="layout" svg:width="6.35cm" svg:height="1.27cm" svg:x="11.795cm" svg:y="17.7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32cm" svg:height="0.725cm" svg:x="13.97cm" svg:y="18.055cm">
          <draw:text-box>
            <text:p text:style-name="P3"><text:span text:style-name="T2">Results</text:span></text:p>
          </draw:text-box>
        </draw:frame>
        <draw:custom-shape draw:style-name="gr10" draw:text-style-name="P6" draw:layer="layout" svg:width="3.175cm" svg:height="0.635cm" svg:x="3.105cm" svg:y="11.825cm">
          <text:p text:style-name="P6"><text:span text:style-name="T2">stl file loc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905cm" svg:height="1.27cm" svg:x="6.95cm" svg:y="11.525cm">
          <text:p text:style-name="P7"><text:span text:style-name="T5">stl file </text:span></text:p>
          <text:p text:style-name="P7"><text:span text:style-name="T5">existence </text:span></text:p>
          <text:p text:style-name="P7"><text:span text:style-name="T5">indica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775cm" svg:height="0.335cm" svg:x="7.015cm" svg:y="26.8cm">
          <text:p text:style-name="P6"><text:span text:style-name="T2">Editable text box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175cm" svg:height="0.635cm" svg:x="7.35cm" svg:y="27.37cm">
          <text:p text:style-name="P7"><text:span text:style-name="T5">Non editable box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35cm" svg:height="5.08cm" svg:x="11.795cm" svg:y="10.525cm">
          <text:p text:style-name="P6"><text:span text:style-name="T2">WindPyFoamDict</text:span></text:p>
          <text:p text:style-name="P6"><text:span text:style-name="T2">.</text:span></text:p>
          <text:p text:style-name="P6"><text:span text:style-name="T2">.</text:span></text:p>
          <text:p text:style-name="P6"><text:span text:style-name="T2">.</text:span></text:p>
          <text:p text:style-name="P6"><text:span text:style-name="T2">.</text:span></text:p>
          <text:p text:style-name="P6"><text:span text:style-name="T2">.</text:span></text:p>
          <text:p text:style-name="P6"><text:span text:style-name="T2">.</text:span></text:p>
          <text:p text:style-name="P6"><text:span text:style-name="T2">.</text:span></text:p>
          <text:p text:style-name="P6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8.255cm" svg:x="2.27cm" svg:y="16.87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175cm" svg:height="0.885cm" svg:x="2.27cm" svg:y="16.875cm">
          <draw:text-box>
            <text:p text:style-name="P3"><text:span text:style-name="T2">windPyFoam</text:span></text:p>
          </draw:text-box>
        </draw:frame>
        <draw:frame draw:style-name="gr5" draw:text-style-name="P4" draw:layer="layout" svg:width="2.005cm" svg:height="0.885cm" svg:x="8.32cm" svg:y="16.975cm">
          <draw:text-box>
            <text:p text:style-name="P4"><text:span text:style-name="T3">about</text:span></text:p>
          </draw:text-box>
        </draw:frame>
        <draw:custom-shape draw:style-name="gr6" draw:text-style-name="P1" draw:layer="layout" svg:width="6.35cm" svg:height="1.27cm" svg:x="2.905cm" svg:y="17.7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54cm" svg:height="0.725cm" svg:x="4.81cm" svg:y="18.055cm">
          <draw:text-box>
            <text:p text:style-name="P3"><text:span text:style-name="T2">Execute</text:span></text:p>
          </draw:text-box>
        </draw:frame>
        <draw:custom-shape draw:style-name="gr12" draw:text-style-name="P7" draw:layer="layout" svg:width="2.34cm" svg:height="0.635cm" svg:x="2.905cm" svg:y="19.715cm">
          <text:p text:style-name="P7"><text:span text:style-name="T5">Run wind ros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6.35cm" svg:height="2.54cm" svg:x="2.905cm" svg:y="22.29cm">
          <text:p text:style-name="P7"><text:span text:style-name="T5">Execution status indicato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057cm" svg:height="2.621cm" svg:x="1.175cm" svg:y="5.398cm">
          <draw:text-box>
            <text:p><text:span text:style-name="T2">Hanan: some remarks – the terminal window will show all the running sequences as normal (trying </text:span></text:p>
            <text:p><text:span text:style-name="T2">to suppress all the pyFoam errors that are non-relevant) And the “Execute” tab will show an </text:span></text:p>
            <text:p><text:span text:style-name="T2">indication of the current running process, and what processes lie ahead, and some “time left” </text:span></text:p>
            <text:p><text:span text:style-name="T2">indicator with a “stop” button.</text:span></text:p>
            <text:p><text:span text:style-name="T2">Also – all pyFoamPlotWatcher figures will open as separate windows at the moment.</text:span></text:p>
          </draw:text-box>
        </draw:frame>
        <draw:custom-shape draw:style-name="gr10" draw:text-style-name="P6" draw:layer="layout" svg:width="3.375cm" svg:height="0.87cm" svg:x="3.005cm" svg:y="12.995cm">
          <text:p text:style-name="P6"><text:span text:style-name="T2">Roughness .map </text:span></text:p>
          <text:p text:style-name="P6"><text:span text:style-name="T2">file loc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905cm" svg:height="1.27cm" svg:x="6.95cm" svg:y="12.795cm">
          <text:p text:style-name="P7"><text:span text:style-name="T5">map file </text:span></text:p>
          <text:p text:style-name="P7"><text:span text:style-name="T5">existence </text:span></text:p>
          <text:p text:style-name="P7"><text:span text:style-name="T5">indica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175cm" svg:height="0.635cm" svg:x="3.105cm" svg:y="14.348cm">
          <text:p text:style-name="P6"><text:span text:style-name="T2">measurement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905cm" svg:height="1.27cm" svg:x="6.95cm" svg:y="14.048cm">
          <text:p text:style-name="P7"><text:span text:style-name="T5">measurements</text:span></text:p>
          <text:p text:style-name="P7"><text:span text:style-name="T5">existence </text:span></text:p>
          <text:p text:style-name="P7"><text:span text:style-name="T5">indica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175cm" svg:height="0.635cm" svg:x="3.103cm" svg:y="10.624cm">
          <text:p text:style-name="P6"><text:span text:style-name="T2">Template cas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905cm" svg:height="1.27cm" svg:x="6.948cm" svg:y="10.324cm">
          <text:p text:style-name="P7"><text:span text:style-name="T5">Template case</text:span></text:p>
          <text:p text:style-name="P7"><text:span text:style-name="T5">existence </text:span></text:p>
          <text:p text:style-name="P7"><text:span text:style-name="T5">indica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705cm" svg:height="1.27cm" svg:x="5.345cm" svg:y="19.415cm">
          <text:p text:style-name="P7"><text:span text:style-name="T5">Run grid</text:span></text:p>
          <text:p text:style-name="P7"><text:span text:style-name="T5">convergenc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94cm" svg:height="0.835cm" svg:x="7.215cm" svg:y="19.65cm">
          <text:p text:style-name="P7"><text:span text:style-name="T5">Compare</text:span></text:p>
          <text:p text:style-name="P7"><text:span text:style-name="T5">measurements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705cm" svg:height="1.27cm" svg:x="11.36cm" svg:y="25.765cm">
          <text:p text:style-name="P7"><text:span text:style-name="T5">Check box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005cm" svg:height="1.27cm" svg:x="5.145cm" svg:y="20.885cm">
          <text:p text:style-name="P6"><text:span text:style-name="T2">Run/stop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005cm" svg:height="1.27cm" svg:x="13.6cm" svg:y="25.765cm">
          <text:p text:style-name="P6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35cm" svg:height="1.905cm" svg:x="11.795cm" svg:y="19.415cm">
          <text:p text:style-name="P8"><text:span text:style-name="T3">Average wind speed contour map / </text:span></text:p>
          <text:p text:style-name="P8"><text:span text:style-name="T3">measurement “hitrate” / </text:span></text:p>
          <text:p text:style-name="P8"><text:span text:style-name="T3">wind rose at specific location 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35cm" svg:height="3.175cm" svg:x="11.795cm" svg:y="21.62cm">
          <text:p text:style-name="P1">Figure window – </text:p>
          <text:p text:style-name="P1">inside or outside gui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15" draw:text-style-name="P1" draw:layer="layout" svg:x1="6.715cm" svg:y1="16.24cm" svg:x2="9.255cm" svg:y2="13.7cm">
          <text:p/>
        </draw:line>
        <draw:line draw:style-name="gr16" draw:text-style-name="P1" draw:layer="layout" svg:x1="5.393cm" svg:y1="15.07cm" svg:x2="8.568cm" svg:y2="17.61cm">
          <text:p/>
        </draw:line>
        <draw:line draw:style-name="gr16" draw:text-style-name="P1" draw:layer="layout" svg:x1="13.065cm" svg:y1="6.715cm" svg:x2="16.24cm" svg:y2="9.255cm">
          <text:p/>
        </draw:line>
        <draw:line draw:style-name="gr16" draw:text-style-name="P1" draw:layer="layout" svg:x1="8.62cm" svg:y1="17.51cm" svg:x2="16.24cm" svg:y2="9.255cm">
          <text:p/>
        </draw:line>
        <draw:line draw:style-name="gr17" draw:text-style-name="P1" draw:layer="layout" svg:x1="10.29cm" svg:y1="6.08cm" svg:x2="10.29cm" svg:y2="2.905cm">
          <text:p/>
        </draw:line>
        <draw:frame draw:style-name="gr2" draw:layer="layout" svg:width="2.051cm" svg:height="0.962cm" svg:x="9.12cm" svg:y="1.743cm">
          <draw:text-box>
            <text:p>North</text:p>
          </draw:text-box>
        </draw:frame>
        <draw:path draw:style-name="gr3" draw:text-style-name="P1" draw:layer="layout" svg:width="3.174cm" svg:height="1.915cm" svg:x="10.325cm" svg:y="4.364cm" svg:viewBox="0 0 3175 1916" svg:d="m0 1c476-13 946 87 1417 174 401 75 727 361 1021 662s563 656 737 1079v0">
          <text:p/>
        </draw:path>
        <draw:line draw:style-name="gr18" draw:text-style-name="P1" draw:layer="layout" svg:x1="12.43cm" svg:y1="7.35cm" svg:x2="13.865cm" svg:y2="5.916cm">
          <text:p/>
        </draw:line>
        <draw:frame draw:style-name="gr2" draw:text-style-name="P9" draw:layer="layout" svg:width="1.344cm" svg:height="0.962cm" svg:x="12.43cm" svg:y="3.54cm">
          <draw:text-box>
            <text:p text:style-name="P9"><text:span text:style-name="T6">phi</text:span></text:p>
          </draw:text-box>
        </draw:frame>
        <draw:frame draw:style-name="gr2" draw:layer="layout" svg:width="0.642cm" svg:height="0.962cm" svg:x="12.765cm" svg:y="13.9cm">
          <draw:text-box>
            <text:p>l</text:p>
          </draw:text-box>
        </draw:frame>
        <draw:frame draw:style-name="gr2" draw:layer="layout" svg:width="0.853cm" svg:height="0.962cm" svg:x="5.715cm" svg:y="16.775cm">
          <draw:text-box>
            <text:p>d</text:p>
          </draw:text-box>
        </draw:frame>
        <draw:line draw:style-name="gr19" draw:text-style-name="P1" draw:layer="layout" svg:x1="9.99cm" svg:y1="18.58cm" svg:x2="17.54cm" svg:y2="10.256cm">
          <text:p/>
        </draw:line>
        <draw:line draw:style-name="gr18" draw:text-style-name="P1" draw:layer="layout" svg:x1="7.315cm" svg:y1="18.915cm" svg:x2="9.255cm" svg:y2="16.875cm">
          <text:p/>
        </draw:line>
        <draw:line draw:style-name="gr18" draw:text-style-name="P1" draw:layer="layout" svg:x1="4.215cm" svg:y1="16.215cm" svg:x2="6.155cm" svg:y2="14.175cm">
          <text:p/>
        </draw:line>
        <draw:line draw:style-name="gr19" draw:text-style-name="P1" draw:layer="layout" svg:x1="4.246cm" svg:y1="16.37cm" svg:x2="7.421cm" svg:y2="18.91cm">
          <text:p/>
        </draw:line>
        <draw:line draw:style-name="gr20" draw:text-style-name="P1" draw:layer="layout" svg:x1="6.747cm" svg:y1="16.17cm" svg:x2="9.922cm" svg:y2="18.71cm">
          <text:p/>
        </draw:line>
        <draw:line draw:style-name="gr20" draw:text-style-name="P1" draw:layer="layout" svg:x1="14.435cm" svg:y1="7.785cm" svg:x2="17.61cm" svg:y2="10.325cm">
          <text:p/>
        </draw:line>
        <draw:line draw:style-name="gr21" draw:text-style-name="P1" draw:layer="layout" svg:x1="9.255cm" svg:y1="13.705cm" svg:x2="9.255cm" svg:y2="9.895cm">
          <text:p/>
        </draw:line>
        <draw:line draw:style-name="gr21" draw:text-style-name="P1" draw:layer="layout" svg:x1="9.255cm" svg:y1="13.705cm" svg:x2="11.16cm" svg:y2="13.705cm">
          <text:p/>
        </draw:line>
        <draw:frame draw:style-name="gr22" draw:text-style-name="P10" draw:layer="layout" svg:width="2.005cm" svg:height="0.962cm" svg:x="8.82cm" svg:y="13.84cm">
          <draw:text-box>
            <text:p><text:span text:style-name="T7">x0,y0</text:span></text:p>
          </draw:text-box>
        </draw:frame>
        <draw:frame draw:style-name="gr2" draw:text-style-name="P10" draw:layer="layout" svg:width="0.815cm" svg:height="0.962cm" svg:x="11.93cm" svg:y="11.895cm">
          <draw:text-box>
            <text:p><text:span text:style-name="T7">x</text:span></text:p>
          </draw:text-box>
        </draw:frame>
        <draw:frame draw:style-name="gr2" draw:text-style-name="P10" draw:layer="layout" svg:width="0.811cm" svg:height="0.962cm" svg:x="8.87cm" svg:y="8.933cm">
          <draw:text-box>
            <text:p><text:span text:style-name="T7">y</text:span></text:p>
          </draw:text-box>
        </draw:frame>
        <draw:frame draw:style-name="gr22" draw:text-style-name="P10" draw:layer="layout" svg:width="2.005cm" svg:height="0.962cm" svg:x="2.788cm" svg:y="14.335cm">
          <draw:text-box>
            <text:p><text:span text:style-name="T7">x1,y1</text:span></text:p>
          </draw:text-box>
        </draw:frame>
        <draw:frame draw:style-name="gr22" draw:text-style-name="P10" draw:layer="layout" svg:width="2.005cm" svg:height="0.962cm" svg:x="7.868cm" svg:y="17.818cm">
          <draw:text-box>
            <text:p><text:span text:style-name="T7">x2,y2</text:span></text:p>
          </draw:text-box>
        </draw:frame>
        <draw:frame draw:style-name="gr22" draw:text-style-name="P10" draw:layer="layout" svg:width="2.005cm" svg:height="0.962cm" svg:x="16.24cm" svg:y="8.62cm">
          <draw:text-box>
            <text:p><text:span text:style-name="T7">x3,y3</text:span></text:p>
          </draw:text-box>
        </draw:frame>
        <draw:frame draw:style-name="gr22" draw:text-style-name="P10" draw:layer="layout" svg:width="2.005cm" svg:height="0.962cm" svg:x="13.248cm" svg:y="6.153cm">
          <draw:text-box>
            <text:p><text:span text:style-name="T7">x4,y4</text:span></text:p>
          </draw:text-box>
        </draw:frame>
        <draw:frame draw:style-name="gr2" draw:layer="layout" svg:width="11.966cm" svg:height="5.939cm" svg:x="5.434cm" svg:y="20.461cm">
          <draw:text-box>
            <text:p>x1 = x0 – (Ldown*sin(phi) + d/2*cos(phi))</text:p>
            <text:p><text:span text:style-name="T8">y1 = y0 – (Ldown*cos(phi) - d/2*sin(phi))</text:span></text:p>
            <text:p><text:span text:style-name="T8">x2 = x0 – (Ldown*sin(phi) - d/2*cos(phi))</text:span></text:p>
            <text:p><text:span text:style-name="T8">y2 = y0 – (Ldown*cos(phi) + d/2*sin(phi))</text:span></text:p>
            <text:p><text:span text:style-name="T8">x3 = x0 + (Lup*sin(phi) + d/2*cos(phi))</text:span></text:p>
            <text:p><text:span text:style-name="T8">y3 = y0 + (Lup*cos(phi) – d/2*sin(phi))</text:span></text:p>
            <text:p><text:span text:style-name="T8">x4 = x0 + (Lup*sin(phi) - d/2*cos(phi))</text:span></text:p>
            <text:p><text:span text:style-name="T8">y4 = y0 + (Lup*cos(phi) + d/2*sin(phi))</text:span></text:p>
          </draw:text-box>
        </draw:frame>
        <draw:line draw:style-name="gr16" draw:text-style-name="P1" draw:layer="layout" svg:x1="5.445cm" svg:y1="14.97cm" svg:x2="13.065cm" svg:y2="6.715cm">
          <text:p/>
        </draw:line>
        <draw:line draw:style-name="gr15" draw:text-style-name="P1" draw:layer="layout" svg:x1="6.715cm" svg:y1="16.24cm" svg:x2="6.715cm" svg:y2="13.7cm">
          <text:p/>
        </draw:line>
        <draw:line draw:style-name="gr15" draw:text-style-name="P1" draw:layer="layout" svg:x1="6.715cm" svg:y1="13.7cm" svg:x2="9.255cm" svg:y2="13.7cm">
          <text:p/>
        </draw:line>
        <draw:frame draw:style-name="gr2" draw:text-style-name="P12" draw:layer="layout" svg:width="1.162cm" svg:height="0.806cm" svg:x="6.541cm" svg:y="14.97cm">
          <draw:text-box>
            <text:p text:style-name="P11"><text:span text:style-name="T9">phi</text:span></text:p>
          </draw:text-box>
        </draw:frame>
        <draw:frame draw:style-name="gr2" draw:text-style-name="P9" draw:layer="layout" svg:width="1.556cm" svg:height="0.962cm" svg:x="7.699cm" svg:y="14.97cm">
          <draw:text-box>
            <text:p><text:span text:style-name="T6">Lup</text:span></text:p>
          </draw:text-box>
        </draw:frame>
        <draw:line draw:style-name="gr23" draw:text-style-name="P1" draw:layer="layout" svg:x1="2.405cm" svg:y1="20.685cm" svg:x2="4.945cm" svg:y2="18.145cm">
          <text:p/>
        </draw:line>
        <draw:frame draw:style-name="gr2" draw:text-style-name="P13" draw:layer="layout" svg:width="0.959cm" svg:height="0.962cm" svg:x="2.57cm" svg:y="18.58cm">
          <draw:text-box>
            <text:p><text:span text:style-name="T10">U</text:span></text:p>
          </draw:text-box>
        </draw:frame>
        <draw:line draw:style-name="gr15" draw:text-style-name="P1" draw:layer="layout" svg:x1="6.715cm" svg:y1="16.24cm" svg:x2="5.445cm" svg:y2="16.24cm">
          <text:p/>
        </draw:line>
        <draw:line draw:style-name="gr15" draw:text-style-name="P1" draw:layer="layout" svg:x1="5.445cm" svg:y1="16.24cm" svg:x2="5.445cm" svg:y2="14.97cm">
          <text:p/>
        </draw:line>
        <draw:frame draw:style-name="gr2" draw:text-style-name="P12" draw:layer="layout" svg:width="1.162cm" svg:height="0.806cm" svg:x="5.545cm" svg:y="15.605cm">
          <draw:text-box>
            <text:p text:style-name="P11"><text:span text:style-name="T9">phi</text:span></text:p>
          </draw:text-box>
        </draw:frame>
        <draw:line draw:style-name="gr15" draw:text-style-name="P1" draw:layer="layout" svg:x1="9.255cm" svg:y1="13.7cm" svg:x2="14.335cm" svg:y2="7.985cm">
          <text:p/>
        </draw:line>
        <draw:frame draw:style-name="gr2" draw:text-style-name="P9" draw:layer="layout" svg:width="2.352cm" svg:height="0.962cm" svg:x="11.795cm" svg:y="10.525cm">
          <draw:text-box>
            <text:p><text:span text:style-name="T6">Ldown</text:span></text:p>
          </draw:text-box>
        </draw:frame>
        <draw:frame draw:style-name="gr4" draw:text-style-name="P2" draw:layer="layout" svg:width="18.451cm" svg:height="1.185cm" svg:x="1.33cm" svg:y="27.516cm">
          <draw:text-box>
            <text:p text:style-name="P2"><text:span text:style-name="T1"><text:page-number>&lt;number&gt;</text:page-number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windPyFoam</text:span></text:p>
          </draw:text-box>
        </draw:frame>
      </draw:page>
      <draw:page draw:name="page3" draw:style-name="dp1" draw:master-page-name="Default">
        <draw:line draw:style-name="gr3" draw:text-style-name="P1" draw:layer="layout" svg:x1="3.257cm" svg:y1="11.42cm" svg:x2="3.257cm" svg:y2="24.12cm">
          <text:p/>
        </draw:line>
        <draw:line draw:style-name="gr3" draw:text-style-name="P1" draw:layer="layout" svg:x1="7.702cm" svg:y1="11.42cm" svg:x2="7.702cm" svg:y2="24.12cm">
          <text:p/>
        </draw:line>
        <draw:line draw:style-name="gr3" draw:text-style-name="P1" draw:layer="layout" svg:x1="7.702cm" svg:y1="11.42cm" svg:x2="3.257cm" svg:y2="11.42cm">
          <text:p/>
        </draw:line>
        <draw:line draw:style-name="gr3" draw:text-style-name="P1" draw:layer="layout" svg:x1="7.702cm" svg:y1="13.96cm" svg:x2="3.257cm" svg:y2="13.96cm">
          <text:p/>
        </draw:line>
        <draw:line draw:style-name="gr3" draw:text-style-name="P1" draw:layer="layout" svg:x1="7.702cm" svg:y1="16.5cm" svg:x2="3.257cm" svg:y2="16.5cm">
          <text:p/>
        </draw:line>
        <draw:line draw:style-name="gr3" draw:text-style-name="P1" draw:layer="layout" svg:x1="7.702cm" svg:y1="19.04cm" svg:x2="3.257cm" svg:y2="19.04cm">
          <text:p/>
        </draw:line>
        <draw:line draw:style-name="gr3" draw:text-style-name="P1" draw:layer="layout" svg:x1="7.702cm" svg:y1="21.58cm" svg:x2="3.257cm" svg:y2="21.58cm">
          <text:p/>
        </draw:line>
        <draw:line draw:style-name="gr24" draw:text-style-name="P1" draw:layer="layout" svg:x1="7.702cm" svg:y1="22.85cm" svg:x2="3.257cm" svg:y2="22.85cm">
          <text:p/>
        </draw:line>
        <draw:line draw:style-name="gr24" draw:text-style-name="P1" draw:layer="layout" svg:x1="7.702cm" svg:y1="23.485cm" svg:x2="3.257cm" svg:y2="23.485cm">
          <text:p/>
        </draw:line>
        <draw:custom-shape draw:style-name="gr25" draw:text-style-name="P1" draw:layer="layout" svg:width="4.445cm" svg:height="2.54cm" svg:x="3.257cm" svg:y="24.12cm">
          <text:p/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7.702cm" svg:y1="24.03cm" svg:x2="3.257cm" svg:y2="24.03cm">
          <text:p/>
        </draw:line>
        <draw:line draw:style-name="gr26" draw:text-style-name="P1" draw:layer="layout" svg:x1="7.702cm" svg:y1="23.945cm" svg:x2="3.257cm" svg:y2="23.945cm">
          <text:p/>
        </draw:line>
        <draw:line draw:style-name="gr26" draw:text-style-name="P1" draw:layer="layout" svg:x1="7.702cm" svg:y1="23.884cm" svg:x2="3.257cm" svg:y2="23.884cm">
          <text:p/>
        </draw:line>
        <draw:path draw:style-name="gr24" draw:text-style-name="P1" draw:layer="layout" svg:width="1.828cm" svg:height="2.142cm" draw:transform="skewX (-0.149051118120316) rotate (0.46774823953448) translate (6.45698474061509cm 22.290202305442cm)" svg:viewBox="0 0 1829 2143" svg:d="m1486 8c109-35 185 53 244 115 74 79 97 190 99 293 1 90-42 180-117 236-74 57-149 115-236 154-90 41-173 94-258 142-78 45-216 152-112 231 83 62 82 177-45 187-89 7-234 64-212 175 18 95-18 180-69 254-53 77-129 143-214 193-89 53-182 104-283 136l-128 19-92-7-63-7">
          <text:p/>
        </draw:path>
        <draw:frame draw:style-name="gr2" draw:text-style-name="P14" draw:layer="layout" svg:width="7.703cm" svg:height="1.361cm" svg:x="8.337cm" svg:y="22.112cm">
          <draw:text-box>
            <text:p><text:span text:style-name="T11">Refinement next to ground patch</text:span></text:p>
            <text:p><text:span text:style-name="T11">level_ref = 2</text:span></text:p>
          </draw:text-box>
        </draw:frame>
        <draw:line draw:style-name="gr27" draw:text-style-name="P1" draw:layer="layout" svg:x1="9.607cm" svg:y1="24.12cm" svg:x2="7.702cm" svg:y2="24.12cm">
          <text:p/>
        </draw:line>
        <draw:frame draw:style-name="gr2" draw:text-style-name="P12" draw:layer="layout" svg:width="3.859cm" svg:height="0.806cm" svg:x="9.607cm" svg:y="23.72cm">
          <draw:text-box>
            <text:p text:style-name="P9"><text:span text:style-name="T9">Layers addition</text:span></text:p>
          </draw:text-box>
        </draw:frame>
        <draw:frame draw:style-name="gr2" draw:text-style-name="P11" draw:layer="layout" svg:width="6.035cm" svg:height="1.361cm" svg:x="11.475cm" svg:y="1.635cm">
          <draw:text-box>
            <text:p><text:span text:style-name="T4">Layers addition zoom in</text:span></text:p>
            <text:p><text:span text:style-name="T4">For relative layer sizing - </text:span></text:p>
          </draw:text-box>
        </draw:frame>
        <draw:line draw:style-name="gr28" draw:text-style-name="P1" draw:layer="layout" svg:x1="10.826cm" svg:y1="15.513cm" svg:x2="17.176cm" svg:y2="15.513cm">
          <text:p/>
        </draw:line>
        <draw:line draw:style-name="gr28" draw:text-style-name="P1" draw:layer="layout" svg:x1="10.826cm" svg:y1="15.513cm" svg:x2="10.826cm" svg:y2="20.593cm">
          <text:p/>
        </draw:line>
        <draw:line draw:style-name="gr28" draw:text-style-name="P1" draw:layer="layout" svg:x1="17.176cm" svg:y1="15.513cm" svg:x2="17.176cm" svg:y2="20.593cm">
          <text:p/>
        </draw:line>
        <draw:line draw:style-name="gr28" draw:text-style-name="P1" draw:layer="layout" svg:x1="10.825cm" svg:y1="17.112cm" svg:x2="17.175cm" svg:y2="17.112cm">
          <text:p/>
        </draw:line>
        <draw:line draw:style-name="gr28" draw:text-style-name="P1" draw:layer="layout" svg:x1="10.825cm" svg:y1="18.412cm" svg:x2="17.175cm" svg:y2="18.412cm">
          <text:p/>
        </draw:line>
        <draw:line draw:style-name="gr28" draw:text-style-name="P1" draw:layer="layout" svg:x1="10.825cm" svg:y1="19.512cm" svg:x2="17.175cm" svg:y2="19.512cm">
          <text:p/>
        </draw:line>
        <draw:line draw:style-name="gr28" draw:text-style-name="P1" draw:layer="layout" svg:x1="10.825cm" svg:y1="20.212cm" svg:x2="17.175cm" svg:y2="20.212cm">
          <text:p/>
        </draw:line>
        <draw:line draw:style-name="gr28" draw:text-style-name="P1" draw:layer="layout" svg:x1="10.825cm" svg:y1="20.612cm" svg:x2="17.175cm" svg:y2="20.612cm">
          <text:p/>
        </draw:line>
        <draw:line draw:style-name="gr29" draw:text-style-name="P1" draw:layer="layout" svg:x1="17.489cm" svg:y1="15.539cm" svg:x2="17.489cm" svg:y2="17.063cm">
          <text:p/>
        </draw:line>
        <draw:line draw:style-name="gr29" draw:text-style-name="P1" draw:layer="layout" svg:x1="17.511cm" svg:y1="20.21cm" svg:x2="17.511cm" svg:y2="20.591cm">
          <text:p/>
        </draw:line>
        <draw:frame draw:style-name="gr30" draw:layer="layout" svg:width="7.225cm" svg:height="9.264cm" svg:x="10.92cm" svg:y="3.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18.451cm" svg:height="1.185cm" svg:x="1.33cm" svg:y="27.516cm">
          <draw:text-box>
            <text:p text:style-name="P2"><text:span text:style-name="T1"><text:page-number>&lt;number&gt;</text:page-number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windPyFoam</text:span></text:p>
          </draw:text-box>
        </draw:frame>
        <draw:frame draw:style-name="gr2" draw:text-style-name="P11" draw:layer="layout" svg:width="8.575cm" svg:height="1.361cm" svg:x="1.135cm" svg:y="1.644cm">
          <draw:text-box>
            <text:p><text:span text:style-name="T4">Z direction (perpendicular to terrain)</text:span></text:p>
            <text:p><text:span text:style-name="T4">Grid breakdown in blockMesh - SHM</text:span></text:p>
          </draw:text-box>
        </draw:frame>
        <draw:line draw:style-name="gr31" draw:text-style-name="P1" draw:layer="layout" svg:x1="9.89cm" svg:y1="1.635cm" svg:x2="9.89cm" svg:y2="21.955cm">
          <text:p/>
        </draw:line>
        <draw:line draw:style-name="gr31" draw:text-style-name="P1" draw:layer="layout" svg:x1="20.05cm" svg:y1="21.955cm" svg:x2="9.839cm" svg:y2="21.904cm">
          <text:p/>
        </draw:line>
        <draw:line draw:style-name="gr32" draw:text-style-name="P1" draw:layer="layout" svg:x1="9.641cm" svg:y1="25.694cm" svg:x2="7.736cm" svg:y2="25.694cm">
          <text:p/>
        </draw:line>
        <draw:frame draw:style-name="gr2" draw:text-style-name="P16" draw:layer="layout" svg:width="2.013cm" svg:height="0.806cm" svg:x="9.641cm" svg:y="25.294cm">
          <draw:text-box>
            <text:p text:style-name="P15"><text:span text:style-name="T12">Terrain</text:span></text:p>
          </draw:text-box>
        </draw:frame>
        <draw:line draw:style-name="gr33" draw:text-style-name="P1" draw:layer="layout" svg:x1="4.882cm" svg:y1="22.866cm" svg:x2="4.882cm" svg:y2="23.501cm">
          <text:p/>
        </draw:line>
        <draw:frame draw:style-name="gr30" draw:layer="layout" svg:width="1.504cm" svg:height="0.709cm" svg:x="5.111cm" svg:y="22.7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0" draw:layer="layout" svg:width="4.629cm" svg:height="1.5cm" svg:x="2.036cm" svg:y="3.5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4" draw:text-style-name="P1" draw:layer="layout" svg:x1="2.27cm" svg:y1="11.36cm" svg:x2="2.27cm" svg:y2="24.395cm">
          <text:p/>
        </draw:line>
        <draw:frame draw:style-name="gr30" draw:layer="layout" svg:width="1.136cm" svg:height="0.708cm" svg:x="1.2cm" svg:y="18.14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8.89cm" svg:height="1.673cm" svg:x="10.725cm" svg:y="13.065cm">
          <draw:text-box>
            <text:p text:style-name="P3"><text:span text:style-name="T2">We calculate n_layers to get l_first-layer (which is dictated by the limiting z0 in the terrain)</text:span></text:p>
          </draw:text-box>
        </draw:frame>
        <draw:frame draw:style-name="gr8" draw:text-style-name="P3" draw:layer="layout" svg:width="8.89cm" svg:height="3.569cm" svg:x="1cm" svg:y="5.242cm">
          <draw:text-box>
            <text:p text:style-name="P3"><text:span text:style-name="T2">We choose vertical domain size according to maximum hill/mountain size.</text:span></text:p>
            <text:p text:style-name="P3"><text:span text:style-name="T2">We choose the blockMesh grid cell size, and level_ref, for the horizontal discretization desired close to the ground and vertical discretization up to the desired height from the ground</text:span></text:p>
          </draw:text-box>
        </draw:frame>
        <draw:frame draw:style-name="gr30" draw:layer="layout" svg:width="1.934cm" svg:height="0.708cm" svg:x="17.61cm" svg:y="15.99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0" draw:layer="layout" svg:width="2.056cm" svg:height="0.708cm" svg:x="17.781cm" svg:y="19.97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35" draw:text-style-name="P5" draw:layer="layout" svg:width="6.315cm" svg:height="0.635cm" svg:x="10.836cm" svg:y="20.585cm">
          <text:p text:style-name="P1"><text:span text:style-name="T4">terrai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marker draw:name="Arrowheads_20_2" draw:display-name="Arrowheads 2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an Einav-Levy</meta:initial-creator>
    <meta:creation-date>2012-04-05T10:00:53</meta:creation-date>
    <dc:date>2012-11-26T10:45:36</dc:date>
    <dc:creator>Hanan Einav Levy</dc:creator>
    <meta:editing-duration>P1DT18M59S</meta:editing-duration>
    <meta:editing-cycles>20</meta:editing-cycles>
    <meta:generator>LibreOffice/3.5$Linux_X86_64 LibreOffice_project/350m1$Build-2</meta:generator>
    <meta:document-statistic meta:object-count="131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 mathvariant="italic">level</mi>
                <mrow>
                  <mi mathvariant="italic">ref</mi>
                </mrow>
              </msub>
              <mo stretchy="false">=</mo>
              <mn>2</mn>
            </mrow>
          </mrow>
        </mtd>
      </mtr>
      <mtr>
        <mtd>
          <mrow>
            <mrow>
              <mi>r</mi>
              <mo stretchy="false">=</mo>
              <mn>1.2</mn>
            </mrow>
          </mrow>
        </mtd>
      </mtr>
      <mtr>
        <mtd>
          <mrow>
            <mrow>
              <msub>
                <mi>n</mi>
                <mrow>
                  <mi mathvariant="italic">layers</mi>
                </mrow>
              </msub>
              <mo stretchy="false">=</mo>
              <mn>5</mn>
            </mrow>
          </mrow>
        </mtd>
      </mtr>
      <mtr>
        <mtd>
          <mrow>
            <mrow>
              <msub>
                <mi>f</mi>
                <mrow>
                  <mrow>
                    <mi mathvariant="italic">layer</mi>
                    <mo stretchy="false">−</mo>
                    <mi mathvariant="italic">ratio</mi>
                  </mrow>
                </mrow>
              </msub>
              <mo stretchy="false">=</mo>
              <mn>0.25</mn>
            </mrow>
          </mrow>
        </mtd>
      </mtr>
      <mtr>
        <mtd>
          <mrow>
            <mrow>
              <msub>
                <mi>l</mi>
                <mrow>
                  <mrow>
                    <mi mathvariant="italic">last</mi>
                    <mo stretchy="false">−</mo>
                    <mi mathvariant="italic">layer</mi>
                  </mrow>
                </mrow>
              </msub>
              <mo stretchy="false">=</mo>
              <mrow>
                <msub>
                  <mi>f</mi>
                  <mrow>
                    <mrow>
                      <mi mathvariant="italic">layer</mi>
                      <mo stretchy="false">−</mo>
                      <mi mathvariant="italic">ratio</mi>
                    </mrow>
                  </mrow>
                </msub>
                <mo stretchy="false">⋅</mo>
                <mfenced open="(" close=")">
                  <mrow>
                    <mfrac>
                      <msub>
                        <mi>z</mi>
                        <mrow>
                          <mi mathvariant="italic">cells</mi>
                        </mrow>
                      </msub>
                      <msup>
                        <mn>2</mn>
                        <mrow>
                          <msub>
                            <mi mathvariant="italic">level</mi>
                            <mrow>
                              <mi mathvariant="italic">ref</mi>
                            </mrow>
                          </msub>
                        </mrow>
                      </msup>
                    </mfrac>
                  </mrow>
                </mfenced>
              </mrow>
            </mrow>
          </mrow>
        </mtd>
      </mtr>
      <mtr>
        <mtd>
          <mrow>
            <mrow>
              <msub>
                <mi>l</mi>
                <mrow>
                  <mrow>
                    <mi mathvariant="italic">first</mi>
                    <mo stretchy="false">−</mo>
                    <mi mathvariant="italic">layer</mi>
                  </mrow>
                </mrow>
              </msub>
              <mo stretchy="false">=</mo>
              <mfrac>
                <msub>
                  <mi>l</mi>
                  <mrow>
                    <mrow>
                      <mi mathvariant="italic">last</mi>
                      <mo stretchy="false">−</mo>
                      <mi mathvariant="italic">layer</mi>
                    </mrow>
                  </mrow>
                </msub>
                <mrow>
                  <msup>
                    <mi>r</mi>
                    <mrow>
                      <mo stretchy="false">(</mo>
                      <mrow>
                        <mrow>
                          <msub>
                            <mi>n</mi>
                            <mrow>
                              <mi mathvariant="italic">layers</mi>
                            </mrow>
                          </msub>
                          <mo stretchy="false">−</mo>
                          <mn>1</mn>
                        </mrow>
                      </mrow>
                      <mo stretchy="false">)</mo>
                    </mrow>
                  </msup>
                </mrow>
              </mfrac>
            </mrow>
          </mrow>
        </mtd>
      </mtr>
      <mtr>
        <mtd>
          <mrow/>
        </mtd>
      </mtr>
      <mtr>
        <mtd>
          <mrow>
            <mrow>
              <msub>
                <mi>n</mi>
                <mrow>
                  <mi mathvariant="italic">layers</mi>
                </mrow>
              </msub>
              <mo stretchy="false">=</mo>
              <mrow>
                <mfrac>
                  <mrow>
                    <mi>log</mi>
                    <mfenced open="(" close=")">
                      <mrow>
                        <mfrac>
                          <mrow>
                            <mrow>
                              <msub>
                                <mi>f</mi>
                                <mrow>
                                  <mrow>
                                    <mi mathvariant="italic">layer</mi>
                                    <mo stretchy="false">−</mo>
                                    <mi mathvariant="italic">ratio</mi>
                                  </mrow>
                                </mrow>
                              </msub>
                              <mo stretchy="false">⋅</mo>
                              <msub>
                                <mi>z</mi>
                                <mrow>
                                  <mi mathvariant="italic">cells</mi>
                                </mrow>
                              </msub>
                            </mrow>
                          </mrow>
                          <mrow>
                            <mrow>
                              <msub>
                                <mi>l</mi>
                                <mrow>
                                  <mrow>
                                    <mi mathvariant="italic">first</mi>
                                    <mo stretchy="false">−</mo>
                                    <mi mathvariant="italic">layer</mi>
                                  </mrow>
                                </mrow>
                              </msub>
                              <mo stretchy="false">⋅</mo>
                              <msup>
                                <mn>2</mn>
                                <mrow>
                                  <msub>
                                    <mi mathvariant="italic">level</mi>
                                    <mrow>
                                      <mi mathvariant="italic">ref</mi>
                                    </mrow>
                                  </msub>
                                </mrow>
                              </msup>
                            </mrow>
                          </mrow>
                        </mfrac>
                      </mrow>
                    </mfenced>
                  </mrow>
                  <mrow>
                    <mi>log</mi>
                    <mrow>
                      <mo stretchy="false">(</mo>
                      <mrow>
                        <mi>r</mi>
                      </mrow>
                      <mo stretchy="false">)</mo>
                    </mrow>
                  </mrow>
                </mfrac>
                <mo stretchy="false">+</mo>
                <mn>1</mn>
              </mrow>
            </mrow>
          </mrow>
        </mtd>
      </mtr>
    </mtable>
    <annotation encoding="StarMath 5.0">level_{ref} = 2 newline
r = 1.2 newline
n_{layers} = 5 newline
f_{layer-ratio} = 0.25 newline
l_{last-layer} = f_{layer-ratio} cdot left ( z_{cells} over 2^{level_{ref}}right ) newline
l_{first-layer} = l_{last-layer} over {r^(n_{layers}-1)} newline
newline
n_{layers} = {log left ({f_{layer-ratio} cdot z_{cells}} over {l_{first-layer} cdot 2^{level_{ref}}} right )} over {log(r)} + 1 </annotation>
  </semantics>
</math>
</file>

<file path=Object 2/content.xml><?xml version="1.0" encoding="utf-8"?>
<math xmlns="http://www.w3.org/1998/Math/MathML">
  <semantics>
    <mrow>
      <msub>
        <mi>z</mi>
        <mrow>
          <mi mathvariant="italic">cellsize</mi>
        </mrow>
      </msub>
    </mrow>
    <annotation encoding="StarMath 5.0">z_{cellsize}</annotation>
  </semantics>
</math>
</file>

<file path=Object 3/content.xml><?xml version="1.0" encoding="utf-8"?>
<math xmlns="http://www.w3.org/1998/Math/MathML">
  <semantics>
    <mrow>
      <mrow>
        <msub>
          <mi>f</mi>
          <mrow>
            <mrow>
              <mi mathvariant="italic">layer</mi>
              <mo stretchy="false">−</mo>
              <mi mathvariant="italic">ratio</mi>
            </mrow>
          </mrow>
        </msub>
        <mo stretchy="false">=</mo>
        <mfrac>
          <msub>
            <mi>l</mi>
            <mrow>
              <mrow>
                <mi mathvariant="italic">last</mi>
                <mo stretchy="false">−</mo>
                <mi mathvariant="italic">layer</mi>
              </mrow>
            </mrow>
          </msub>
          <msub>
            <mi>z</mi>
            <mrow>
              <mi mathvariant="italic">cellsize</mi>
            </mrow>
          </msub>
        </mfrac>
      </mrow>
    </mrow>
    <annotation encoding="StarMath 5.0">f_{layer-ratio} = l_{last-layer} over z_{cellsize}</annotation>
  </semantics>
</math>
</file>

<file path=Object 4/content.xml><?xml version="1.0" encoding="utf-8"?>
<math xmlns="http://www.w3.org/1998/Math/MathML">
  <semantics>
    <mrow>
      <msub>
        <mi>z</mi>
        <mrow>
          <mi mathvariant="italic">cells</mi>
        </mrow>
      </msub>
    </mrow>
    <annotation encoding="StarMath 5.0">z_{cells}</annotation>
  </semantics>
</math>
</file>

<file path=Object 5/content.xml><?xml version="1.0" encoding="utf-8"?>
<math xmlns="http://www.w3.org/1998/Math/MathML">
  <semantics>
    <mrow>
      <msub>
        <mi>l</mi>
        <mrow>
          <mrow>
            <mi mathvariant="italic">last</mi>
            <mo stretchy="false">−</mo>
            <mi mathvariant="italic">layer</mi>
          </mrow>
        </mrow>
      </msub>
    </mrow>
    <annotation encoding="StarMath 5.0">l_{last-layer}</annotation>
  </semantics>
</math>
</file>

<file path=Object 6/content.xml><?xml version="1.0" encoding="utf-8"?>
<math xmlns="http://www.w3.org/1998/Math/MathML">
  <semantics>
    <mrow>
      <msub>
        <mi>l</mi>
        <mrow>
          <mrow>
            <mi mathvariant="italic">first</mi>
            <mo stretchy="false">−</mo>
            <mi mathvariant="italic">layer</mi>
          </mrow>
        </mrow>
      </msub>
    </mrow>
    <annotation encoding="StarMath 5.0">l_{first-layer}</annotation>
  </semantics>
</math>
</file>